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ltonian Tattoo" svg:font-family="'Miltonian Tattoo', sans-serif"/>
    <style:font-face style:name="inherit" svg:font-family="inherit"/>
    <style:font-face style:name="monospace1" svg:font-family="monospace"/>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98cm" fo:margin-left="0cm" table:align="left" fo:background-color="#272822">
        <style:background-image/>
      </style:table-properties>
    </style:style>
    <style:style style:name="Table1.A" style:family="table-column">
      <style:table-column-properties style:column-width="0.399cm"/>
    </style:style>
    <style:style style:name="Table1.B" style:family="table-column">
      <style:table-column-properties style:column-width="16.799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16.242cm" table:align="left" fo:background-color="#272822">
        <style:background-image/>
      </style:table-properties>
    </style:style>
    <style:style style:name="Table2.A" style:family="table-column">
      <style:table-column-properties style:column-width="16.242cm"/>
    </style:style>
    <style:style style:name="Table2.A1" style:family="table-cell">
      <style:table-cell-properties style:vertical-align="middle" fo:padding="0cm" fo:border="none"/>
    </style:style>
    <style:style style:name="Table3" style:family="table">
      <style:table-properties style:width="16.103cm" table:align="left" fo:background-color="#272822">
        <style:background-image/>
      </style:table-properties>
    </style:style>
    <style:style style:name="Table3.A" style:family="table-column">
      <style:table-column-properties style:column-width="0.399cm"/>
    </style:style>
    <style:style style:name="Table3.B" style:family="table-column">
      <style:table-column-properties style:column-width="15.704cm"/>
    </style:style>
    <style:style style:name="Table3.A1" style:family="table-cell">
      <style:table-cell-properties style:vertical-align="middle" fo:background-color="#272822" fo:padding="0cm" fo:border="none">
        <style:background-image/>
      </style:table-cell-properties>
    </style:style>
    <style:style style:name="Table3.B1" style:family="table-cell">
      <style:table-cell-properties style:vertical-align="middle" fo:padding="0cm" fo:border="none"/>
    </style:style>
    <style:style style:name="Table4" style:family="table">
      <style:table-properties style:width="17.406cm" fo:margin-left="0cm" table:align="left" fo:background-color="#272822">
        <style:background-image/>
      </style:table-properties>
    </style:style>
    <style:style style:name="Table4.A" style:family="table-column">
      <style:table-column-properties style:column-width="0.584cm"/>
    </style:style>
    <style:style style:name="Table4.B" style:family="table-column">
      <style:table-column-properties style:column-width="16.822cm"/>
    </style:style>
    <style:style style:name="Table4.A1" style:family="table-cell">
      <style:table-cell-properties style:vertical-align="middle" fo:background-color="#272822" fo:padding="0cm" fo:border="none">
        <style:background-image/>
      </style:table-cell-properties>
    </style:style>
    <style:style style:name="Table4.B1" style:family="table-cell">
      <style:table-cell-properties style:vertical-align="middle" fo:padding="0cm" fo:border="none"/>
    </style:style>
    <style:style style:name="Table5" style:family="table">
      <style:table-properties style:width="17.896cm" fo:margin-left="0cm" table:align="left" fo:background-color="#272822">
        <style:background-image/>
      </style:table-properties>
    </style:style>
    <style:style style:name="Table5.A" style:family="table-column">
      <style:table-column-properties style:column-width="0.584cm"/>
    </style:style>
    <style:style style:name="Table5.B" style:family="table-column">
      <style:table-column-properties style:column-width="17.313cm"/>
    </style:style>
    <style:style style:name="Table5.A1" style:family="table-cell">
      <style:table-cell-properties style:vertical-align="middle" fo:background-color="#272822" fo:padding="0cm" fo:border="none">
        <style:background-image/>
      </style:table-cell-properties>
    </style:style>
    <style:style style:name="Table5.B1" style:family="table-cell">
      <style:table-cell-properties style:vertical-align="middle" fo:padding="0cm" fo:border="none"/>
    </style:style>
    <style:style style:name="Table6" style:family="table">
      <style:table-properties style:width="16.404cm" table:align="left" fo:background-color="#272822">
        <style:background-image/>
      </style:table-properties>
    </style:style>
    <style:style style:name="Table6.A" style:family="table-column">
      <style:table-column-properties style:column-width="0.584cm"/>
    </style:style>
    <style:style style:name="Table6.B" style:family="table-column">
      <style:table-column-properties style:column-width="15.82cm"/>
    </style:style>
    <style:style style:name="Table6.A1" style:family="table-cell">
      <style:table-cell-properties style:vertical-align="middle" fo:background-color="#272822" fo:padding="0cm" fo:border="none">
        <style:background-image/>
      </style:table-cell-properties>
    </style:style>
    <style:style style:name="Table6.B1" style:family="table-cell">
      <style:table-cell-properties style:vertical-align="middle" fo:padding="0cm" fo:border="none"/>
    </style:style>
    <style:style style:name="P1" style:family="paragraph" style:parent-style-name="Heading_20_1">
      <style:text-properties fo:font-variant="normal" fo:text-transform="none" fo:color="#dd0000" style:font-name="Miltonian Tattoo" fo:font-size="18pt" fo:letter-spacing="normal" fo:font-style="normal" fo:font-weight="bold"/>
    </style:style>
    <style:style style:name="P2" style:family="paragraph" style:parent-style-name="Heading_20_1">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3" style:family="paragraph" style:parent-style-name="Heading_20_2">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4" style:family="paragraph" style:parent-style-name="Heading_20_3">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2pt" fo:letter-spacing="normal" fo:font-style="normal" fo:font-weight="normal"/>
    </style:style>
    <style:style style:name="P6" style:family="paragraph" style:parent-style-name="Standard">
      <style:paragraph-properties fo:margin-left="0cm" fo:margin-right="0cm" fo:orphans="2" fo:widows="2" fo:text-indent="0cm" style:auto-text-indent="false"/>
      <style:text-properties fo:font-variant="normal" fo:text-transform="none" fo:color="#000000" style:font-name="Miltonian Tattoo" fo:font-size="12pt" fo:letter-spacing="normal" fo:font-style="normal" fo:font-weight="normal"/>
    </style:style>
    <style:style style:name="P7" style:family="paragraph" style:parent-style-name="Standard">
      <style:paragraph-properties fo:margin-left="0cm" fo:margin-right="0cm" fo:margin-top="0cm" fo:margin-bottom="0cm" loext:contextual-spacing="false" fo:orphans="2" fo:widows="2" fo:text-indent="0cm" style:auto-text-indent="false"/>
    </style:style>
    <style:style style:name="P8"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style>
    <style:style style:name="P9" style:family="paragraph" style:parent-style-name="Standard">
      <style:paragraph-properties fo:margin-left="0cm" fo:margin-right="0cm" fo:margin-top="0cm" fo:margin-bottom="0cm" loext:contextual-spacing="false" fo:line-height="160%" fo:orphans="2" fo:widows="2" fo:text-indent="0cm" style:auto-text-indent="false"/>
    </style:style>
    <style:style style:name="P10"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style>
    <style:style style:name="P11"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12"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1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1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b85c00" style:font-name="inherit" loext:padding="0cm" loext:border="none"/>
    </style:style>
    <style:style style:name="P1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1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75715e" style:font-name="inherit" loext:padding="0cm" loext:border="none"/>
    </style:style>
    <style:style style:name="P1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P18" style:family="paragraph" style:parent-style-name="Heading_20_2">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dd0000" style:font-name="inherit" fo:font-size="18pt" fo:letter-spacing="normal" fo:font-style="normal" fo:font-weight="bold" loext:padding="0cm" loext:border="none"/>
    </style:style>
    <style:style style:name="P19" style:family="paragraph" style:parent-style-name="Heading_20_2">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20" style:family="paragraph" style:parent-style-name="Heading_20_3">
      <style:paragraph-properties fo:margin-left="0cm" fo:margin-right="0cm" fo:margin-top="0cm" fo:margin-bottom="0cm" loext:contextual-spacing="false" fo:line-height="110%" fo:orphans="2" fo:widows="2" fo:text-indent="0cm" style:auto-text-indent="false" fo:padding="0cm" fo:border="none"/>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21" style:family="paragraph" style:parent-style-name="Heading_20_3">
      <style:paragraph-properties fo:margin-left="0cm" fo:margin-right="0cm" fo:margin-top="0cm" fo:margin-bottom="0cm" loext:contextual-spacing="false" fo:line-height="110%" fo:orphans="2" fo:widows="2" fo:text-indent="0cm" style:auto-text-indent="false" fo:padding="0cm" fo:border="none"/>
    </style:style>
    <style:style style:name="P22" style:family="paragraph" style:parent-style-name="Standard">
      <style:paragraph-properties fo:margin-left="0cm" fo:margin-right="0cm" fo:text-align="justify" style:justify-single-word="false" fo:orphans="2" fo:widows="2" fo:text-indent="0cm" style:auto-text-indent="false"/>
    </style:style>
    <style:style style:name="P2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2pt" fo:letter-spacing="normal" fo:font-style="normal" fo:font-weight="normal"/>
    </style:style>
    <style:style style:name="P24" style:family="paragraph" style:parent-style-name="Standard">
      <style:paragraph-properties fo:margin-left="0cm" fo:margin-right="0cm" fo:orphans="2" fo:widows="2" fo:text-indent="0cm" style:auto-text-indent="false"/>
      <style:text-properties fo:font-variant="normal" fo:text-transform="none" fo:color="#000000" style:font-name="Miltonian Tattoo" fo:font-size="12pt" fo:letter-spacing="normal" fo:font-style="normal" fo:font-weight="normal"/>
    </style:style>
    <style:style style:name="P25"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style>
    <style:style style:name="P26" style:family="paragraph" style:parent-style-name="Standard">
      <style:paragraph-properties fo:margin-left="0cm" fo:margin-right="0cm" fo:margin-top="0cm" fo:margin-bottom="0cm" loext:contextual-spacing="false" fo:orphans="2" fo:widows="2" fo:text-indent="0cm" style:auto-text-indent="false"/>
    </style:style>
    <style:style style:name="P27"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style>
    <style:style style:name="P28"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text-properties officeooo:paragraph-rsid="0018d760"/>
    </style:style>
    <style:style style:name="P29" style:family="paragraph" style:parent-style-name="Standard">
      <style:paragraph-properties fo:margin-left="0cm" fo:margin-right="0cm" fo:margin-top="0cm" fo:margin-bottom="0cm" loext:contextual-spacing="false" fo:line-height="160%" fo:orphans="2" fo:widows="2" fo:text-indent="0cm" style:auto-text-indent="false"/>
    </style:style>
    <style:style style:name="P30" style:family="paragraph" style:parent-style-name="Heading_20_2">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dd0000" style:font-name="inherit" fo:font-size="18pt" fo:letter-spacing="normal" fo:font-style="normal" fo:font-weight="bold" loext:padding="0cm" loext:border="none"/>
    </style:style>
    <style:style style:name="P31" style:family="paragraph" style:parent-style-name="Heading_20_1">
      <style:paragraph-properties fo:margin-left="0cm" fo:margin-right="0cm" fo:margin-top="0cm" fo:margin-bottom="0cm" loext:contextual-spacing="false" fo:line-height="134%" fo:orphans="2" fo:widows="2" fo:text-indent="0cm" style:auto-text-indent="false" fo:padding="0cm" fo:border="none"/>
      <style:text-properties fo:font-variant="normal" fo:text-transform="none" fo:color="#dd0000" style:font-name="inherit" fo:font-size="18pt" fo:letter-spacing="normal" fo:font-style="normal" fo:font-weight="bold" loext:padding="0cm" loext:border="none"/>
    </style:style>
    <style:style style:name="P32" style:family="paragraph" style:parent-style-name="Heading_20_3">
      <style:paragraph-properties fo:margin-left="0cm" fo:margin-right="0cm" fo:margin-top="0cm" fo:margin-bottom="0cm" loext:contextual-spacing="false" fo:line-height="110%" fo:orphans="2" fo:widows="2" fo:text-indent="0cm" style:auto-text-indent="false" fo:padding="0cm" fo:border="none"/>
    </style:style>
    <style:style style:name="P3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P3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monospace1" fo:font-size="10.5pt" fo:font-weight="normal" officeooo:rsid="00144003" officeooo:paragraph-rsid="00144003" style:font-name-asian="monospace1" style:font-size-asian="10.5pt" style:font-weight-asian="normal" style:font-name-complex="monospace1" style:font-size-complex="10.5pt" style:font-weight-complex="normal" loext:padding="0cm" loext:border="none"/>
    </style:style>
    <style:style style:name="P35"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36"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3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75715e" style:font-name="inherit" loext:padding="0cm" loext:border="none"/>
    </style:style>
    <style:style style:name="P3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3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T1" style:family="text">
      <style:text-properties fo:font-variant="normal" fo:text-transform="none" fo:color="#000000" style:font-name="Miltonian Tattoo" fo:font-size="12pt" fo:letter-spacing="normal" fo:font-style="normal" fo:font-weight="normal"/>
    </style:style>
    <style:style style:name="T2" style:family="text">
      <style:text-properties fo:font-variant="normal" fo:text-transform="none" fo:color="#000000" style:font-name="Miltonian Tattoo" fo:font-size="12pt" fo:letter-spacing="normal" fo:font-style="normal" fo:font-weight="normal" loext:padding="0cm" loext:border="none"/>
    </style:style>
    <style:style style:name="T3" style:family="text">
      <style:text-properties fo:font-variant="normal" fo:text-transform="none" fo:color="#000000" style:font-name="Miltonian Tattoo" fo:font-size="12pt" fo:letter-spacing="normal" fo:font-style="normal" fo:font-weight="bold" loext:padding="0cm" loext:border="none"/>
    </style:style>
    <style:style style:name="T4" style:family="text">
      <style:text-properties fo:font-variant="normal" fo:text-transform="none" fo:color="#000000" fo:letter-spacing="normal"/>
    </style:style>
    <style:style style:name="T5" style:family="text">
      <style:text-properties fo:font-variant="normal" fo:text-transform="none" fo:color="#000000" style:font-name="monospace" fo:font-size="11.25pt" fo:letter-spacing="normal" fo:font-style="normal" fo:font-weight="normal" loext:padding="0cm" loext:border="none"/>
    </style:style>
    <style:style style:name="T6" style:family="text">
      <style:text-properties fo:font-variant="normal" fo:text-transform="none" fo:color="#000000" style:font-name="monospace" fo:font-size="11.25pt" fo:letter-spacing="normal" fo:font-style="normal" fo:font-weight="bold" loext:padding="0cm" loext:border="none"/>
    </style:style>
    <style:style style:name="T7" style:family="text">
      <style:text-properties fo:font-variant="normal" fo:text-transform="none" fo:color="#000000" style:font-name="monospace" fo:font-size="11.25pt" fo:letter-spacing="normal" fo:font-style="normal" fo:font-weight="bold" fo:background-color="#ffff00" loext:char-shading-value="0" loext:padding="0cm" loext:border="none"/>
    </style:style>
    <style:style style:name="T8" style:family="text">
      <style:text-properties fo:font-variant="normal" fo:text-transform="none" fo:color="#000000" style:font-name="monospace" fo:font-size="11.25pt" fo:letter-spacing="normal" fo:font-style="normal" fo:font-weight="bold" fo:background-color="#ffff00" loext:char-shading-value="0" loext:padding="0cm" loext:border="none"/>
    </style:style>
    <style:style style:name="T9" style:family="text">
      <style:text-properties fo:font-variant="normal" fo:text-transform="none" fo:color="#000000" style:font-name="inherit" fo:font-size="12pt" fo:letter-spacing="normal" fo:font-style="normal" fo:font-weight="normal"/>
    </style:style>
    <style:style style:name="T10" style:family="text">
      <style:text-properties fo:font-variant="normal" fo:text-transform="none" fo:color="#dd0000" style:font-name="inherit" fo:font-size="16.5pt" fo:letter-spacing="normal" fo:font-style="normal" fo:font-weight="bold" loext:padding="0cm" loext:border="none"/>
    </style:style>
    <style:style style:name="T11" style:family="text">
      <style:text-properties fo:font-variant="normal" fo:text-transform="none" fo:color="#0004f9" style:font-name="Miltonian Tattoo" fo:font-size="12pt" fo:letter-spacing="normal" fo:font-style="normal" fo:font-weight="normal" loext:padding="0cm" loext:border="none"/>
    </style:style>
    <style:style style:name="T12" style:family="text">
      <style:text-properties fo:font-variant="normal" fo:text-transform="none" fo:color="#0004f9" style:font-name="Miltonian Tattoo" fo:font-size="12pt" fo:letter-spacing="normal" fo:font-style="normal" fo:font-weight="normal" officeooo:rsid="0018d760" loext:padding="0cm" loext:border="none"/>
    </style:style>
    <style:style style:name="T13" style:family="text">
      <style:text-properties fo:font-variant="normal" fo:text-transform="none" fo:color="#0004f9" style:font-name="Miltonian Tattoo" fo:font-size="12pt" fo:letter-spacing="normal" fo:font-style="normal" fo:font-weight="normal" officeooo:rsid="001a0637" loext:padding="0cm" loext:border="none"/>
    </style:style>
    <style:style style:name="T14" style:family="text">
      <style:text-properties officeooo:rsid="0010cb5e"/>
    </style:style>
    <style:style style:name="T15" style:family="text">
      <style:text-properties fo:color="#f92650"/>
    </style:style>
    <style:style style:name="T16" style:family="text">
      <style:text-properties fo:color="#f92650" style:font-name="inherit"/>
    </style:style>
    <style:style style:name="T17" style:family="text">
      <style:text-properties style:font-name="monospace1" fo:font-size="10.5pt" fo:font-weight="normal" style:font-name-asian="monospace1" style:font-size-asian="10.5pt" style:font-weight-asian="normal" style:font-name-complex="monospace1" style:font-size-complex="10.5pt" style:font-weight-complex="normal"/>
    </style:style>
    <style:style style:name="T18" style:family="text">
      <style:text-properties fo:color="#f8f8f2"/>
    </style:style>
    <style:style style:name="T19" style:family="text">
      <style:text-properties fo:color="#f8f8f2" style:font-name="inherit"/>
    </style:style>
    <style:style style:name="T20" style:family="text">
      <style:text-properties fo:color="#868686" style:font-name="monospace1" fo:font-size="10.5pt" fo:font-weight="normal" style:font-name-asian="monospace1" style:font-size-asian="10.5pt" style:font-weight-asian="normal" style:font-name-complex="monospace1" style:font-size-complex="10.5pt" style:font-weight-complex="normal"/>
    </style:style>
    <style:style style:name="T21" style:family="text">
      <style:text-properties style:font-name="inherit"/>
    </style:style>
    <style:style style:name="T22" style:family="text">
      <style:text-properties fo:color="#a6e22d"/>
    </style:style>
    <style:style style:name="T23" style:family="text">
      <style:text-properties fo:color="#006fe0"/>
    </style:style>
    <style:style style:name="T24" style:family="text">
      <style:text-properties fo:color="#006fe0" style:font-name="inherit"/>
    </style:style>
    <style:style style:name="T25" style:family="text">
      <style:text-properties fo:color="#66d9ef"/>
    </style:style>
    <style:style style:name="T26" style:family="text">
      <style:text-properties fo:color="#66d9ef" style:font-name="inherit"/>
    </style:style>
    <style:style style:name="T27" style:family="text">
      <style:text-properties fo:color="#e6db5d" style:font-name="inherit"/>
    </style:style>
    <style:style style:name="T28" style:family="text">
      <style:text-properties fo:color="#e6db5d" style:font-name="inherit" officeooo:rsid="00144003"/>
    </style:style>
    <style:style style:name="T29" style:family="text">
      <style:text-properties fo:color="#e6db5d" style:font-name="inherit" officeooo:rsid="0018d760"/>
    </style:style>
    <style:style style:name="T30" style:family="text">
      <style:text-properties fo:color="#ae81ff" style:font-name="inherit"/>
    </style:style>
    <style:style style:name="T31" style:family="text">
      <style:text-properties fo:font-weight="bold" officeooo:rsid="001a0637" style:font-weight-asian="bold" style:font-weight-complex="bold"/>
    </style:style>
    <style:style style:name="T32" style:family="text">
      <style:text-properties fo:color="#75715e" style:font-name="inherit"/>
    </style:style>
    <style:style style:name="T33" style:family="text">
      <style:text-properties officeooo:rsid="001a0637"/>
    </style:style>
    <style:style style:name="T34" style:family="text">
      <style:text-properties fo:font-size="14pt" fo:font-weight="bold" officeooo:rsid="001a0637" style:font-size-asian="14pt" style:font-weight-asian="bold" style:font-size-complex="14pt" style:font-weight-complex="bold"/>
    </style:style>
    <style:style style:name="T35" style:family="text">
      <style:text-properties fo:font-size="14pt" fo:font-weight="bold" officeooo:rsid="001a0637" fo:background-color="#ffff00" loext:char-shading-value="0" style:font-size-asian="14pt" style:font-weight-asian="bold" style:font-size-complex="14pt" style:font-weight-complex="bold"/>
    </style:style>
    <style:style style:name="T36" style:family="text">
      <style:text-properties fo:font-size="14pt" fo:font-weight="bold" officeooo:rsid="001a0637" fo:background-color="#ffff00" loext:char-shading-value="0" style:font-size-asian="14pt" style:font-weight-asian="bold" style:font-size-complex="14pt" style:font-weight-complex="bol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inux Device Driver Tutorial Part 23 – Spinlock <text:tab/><text:tab/><text:tab/><text:tab/>in Linux Kernel Part 1</text:h>
      <text:p text:style-name="Standard"/>
      <text:h text:style-name="P2" text:outline-level="1"><text:bookmark text:name="SpinLock"/>SpinLock</text:h>
      <text:p text:style-name="Standard"/>
      <text:p text:style-name="P5">In Mutex concept, when thread is trying to lock or acquire the Mutex which is not available then that thread will go to sleep until that Mutex is available. Whereas in Spinlock it is different. The spinlock is a very simple single-holder lock. If a process attempts to acquire a spinlock and it is unavailable, the process will keep trying (spinning) until it can acquire the lock. This simplicity creates a small and fast lock.</text:p>
      <text:p text:style-name="Standard"/>
      <text:p text:style-name="P7"><text:span text:style-name="T1">Like Mutex, there are two possible states in Spinlock: </text:span><text:span text:style-name="Strong_20_Emphasis"><text:span text:style-name="T3">Locked </text:span></text:span><text:span text:style-name="T1">or </text:span><text:span text:style-name="Strong_20_Emphasis"><text:span text:style-name="T3">Unlocked</text:span></text:span><text:span text:style-name="T1">.</text:span></text:p>
      <text:p text:style-name="Standard"/>
      <text:h text:style-name="P2" text:outline-level="1"><text:bookmark text:name="SpinLockin_Linux_Kernel_Device_Driver"/>SpinLock<text:bookmark text:name="Mutex_in_Linux_Kernel"/> in Linux Kernel Device Driver</text:h>
      <text:p text:style-name="P8"><text:span text:style-name="T1">If the kernel is running on a uniprocessor and </text:span><text:span text:style-name="Source_20_Text"><text:span text:style-name="T5">CONFIG_SMP</text:span></text:span><text:span text:style-name="T1">, </text:span><text:span text:style-name="Source_20_Text"><text:span text:style-name="T5">CONFIG_PREEMPT </text:span></text:span><text:span text:style-name="T1">aren’t enabled while compiling the kernel then spinlock will not be available. Because there is no reason to have a lock, when no one else can run at the same time.</text:span></text:p>
      <text:p text:style-name="P8"><text:span text:style-name="T1">But if you have disabled </text:span><text:span text:style-name="Source_20_Text"><text:span text:style-name="T5">CONFIG_SMP </text:span></text:span><text:span text:style-name="T1">and enabled </text:span><text:span text:style-name="Source_20_Text"><text:span text:style-name="T5">CONFIG_PREEMPT </text:span></text:span><text:span text:style-name="T1">then spinlock will simply disable preemption, which is sufficient to prevent any races.</text:span></text:p>
      <text:p text:style-name="Standard"/>
      <text:h text:style-name="P3" text:outline-level="2"><text:bookmark text:name="Initialize"/>Initialize</text:h>
      <text:p text:style-name="P6">We can initialize Spinlock in two ways.</text:p>
      <text:p text:style-name="Standard"/>
      <text:p text:style-name="Standard"><text:tab/><text:span text:style-name="T14">1. </text:span><text:span text:style-name="T9">Static Method</text:span></text:p>
      <text:p text:style-name="Standard"><text:tab/><text:span text:style-name="T14">2. </text:span><text:span text:style-name="T9">Dynamic Method</text:span></text:p>
      <text:p text:style-name="Standard"/>
      <text:p text:style-name="Standard"/>
      <text:p text:style-name="Standard"/>
      <text:h text:style-name="P4" text:outline-level="3"><text:bookmark text:name="Static_Method"/>Static Method</text:h>
      <text:p text:style-name="P6">You can statically initialize a Spinlock using the macro given below.</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11"/>
          </table:table-cell>
          <table:table-cell table:style-name="Table1.B1" office:value-type="string">
            <text:section text:style-name="Sect1" text:name="crayon-5bbc7709231e5938012904-1">
              <text:p text:style-name="P13"><text:span text:style-name="T15">DEFINE_SPINLOCK</text:span><text:span text:style-name="T18">(etx_spinlock);</text:span></text:p>
            </text:section>
          </table:table-cell>
        </table:table-row>
      </table:table>
      <text:p text:style-name="Standard"/>
      <text:p text:style-name="P9"><text:soft-page-break/><text:span text:style-name="T1">The macro given above will create spinlock_t variable in the name of and initialize to </text:span><text:span text:style-name="Strong_20_Emphasis"><text:span text:style-name="T3">UNLOCKED STATE</text:span></text:span><text:span text:style-name="T1">.Take a look at the expansion of </text:span><text:span text:style-name="Source_20_Text"><text:span text:style-name="T5">DEFINE_SPINLOCK </text:span></text:span><text:span text:style-name="T1">below.</text:span></text:p>
      <text:p text:style-name="Standard"/>
      <text:p text:style-name="Standard"/>
      <table:table table:name="Table2" table:style-name="Table2">
        <table:table-column table:style-name="Table2.A"/>
        <table:table-row>
          <table:table-cell table:style-name="Table2.A1" office:value-type="string">
            <text:section text:style-name="Sect1" text:name="crayon-5bbc7709231f1704016939-1">
              <text:p text:style-name="P14"><text:line-break/>#define DEFINE_SPINLOCK(x) spinlock_t x = __SPIN_LOCK_UNLOCKED(x)</text:p>
            </text:section>
          </table:table-cell>
        </table:table-row>
      </table:table>
      <text:p text:style-name="Standard"/>
      <text:p text:style-name="Standard"/>
      <text:h text:style-name="P20" text:outline-level="3"><text:bookmark text:name="Dynamic_Method"/>Dynamic Method</text:h>
      <text:p text:style-name="Standard"/>
      <text:p text:style-name="P6">If you want to initialize dynamically you can use the method as given below.</text:p>
      <text:p text:style-name="Standard"/>
      <table:table table:name="Table3" table:style-name="Table3">
        <table:table-column table:style-name="Table3.A"/>
        <table:table-column table:style-name="Table3.B"/>
        <table:table-row>
          <table:table-cell table:style-name="Table3.A1" office:value-type="string">
            <text:p text:style-name="P11">1</text:p>
            <text:p text:style-name="P12">2</text:p>
          </table:table-cell>
          <table:table-cell table:style-name="Table3.B1" office:value-type="string">
            <text:section text:style-name="Sect1" text:name="crayon-5bbc7709231f6583083286-1">
              <text:p text:style-name="P13"><text:span text:style-name="T15">spinlock_t </text:span><text:span text:style-name="T18">etx_spinlock;</text:span></text:p>
            </text:section>
            <text:section text:style-name="Sect2" text:name="crayon-5bbc7709231f6583083286-2">
              <text:p text:style-name="P13"><text:span text:style-name="T15">spin_lock_init</text:span><text:span text:style-name="T18">(&amp;etx_spinlock);</text:span></text:p>
            </text:section>
          </table:table-cell>
        </table:table-row>
      </table:table>
      <text:p text:style-name="Standard"/>
      <text:p text:style-name="Standard"/>
      <text:p text:style-name="P5">You can use any one of the methods.</text:p>
      <text:p text:style-name="Standard"/>
      <text:p text:style-name="P5">After initializing the spinlock, there are several ways to use spinlock to lock or unlock, based on where the spinlock is used; either in user context or interrupt context. Let’s look at the approaches with these situations.</text:p>
      <text:p text:style-name="Standard"/>
      <text:p text:style-name="Standard"/>
      <text:h text:style-name="P19" text:outline-level="2"><text:bookmark text:name="Approach_1_Locking_between_User_context"/>Approach 1 (Locking between User context)</text:h>
      <text:p text:style-name="Standard"/>
      <text:p text:style-name="P5">If you share data with user context (between Kernel Threads), then you can use this approach.</text:p>
      <text:p text:style-name="Standard"/>
      <text:p text:style-name="P7"><text:span text:style-name="Strong_20_Emphasis"><text:span text:style-name="T3">Lock:</text:span></text:span></text:p>
      <text:p text:style-name="Standard"><text:tab/><text:tab/><text:tab/><text:tab/><text:span text:style-name="Strong_20_Emphasis"><text:span text:style-name="T7">spin_lock(spinlock_t *lock)</text:span></text:span></text:p>
      <text:p text:style-name="Standard"/>
      <text:p text:style-name="P6">This will take the lock if it is free, otherwise it’ll spin until that lock is free (Keep trying).</text:p>
      <text:p text:style-name="Standard"/>
      <text:p text:style-name="P7"><text:span text:style-name="Strong_20_Emphasis"><text:span text:style-name="T3">Try Lock:</text:span></text:span></text:p>
      <text:p text:style-name="Standard"/>
      <text:p text:style-name="Standard"><text:tab/><text:tab/><text:tab/><text:tab/><text:span text:style-name="Strong_20_Emphasis"><text:span text:style-name="T7">spin_trylock(spinlock_t *lock)</text:span></text:span></text:p>
      <text:p text:style-name="Standard"/>
      <text:p text:style-name="P10"><text:span text:style-name="T1">Locks the spinlock if it is not already locked. If unable to obtain the lock it exits with an error and do not spin. It </text:span><text:span text:style-name="Strong_20_Emphasis"><text:span text:style-name="T3">returns </text:span></text:span><text:span text:style-name="T1">non-zero if obtains the lock otherwise returns zero.</text:span></text:p>
      <text:p text:style-name="Standard"/>
      <text:p text:style-name="Standard"/>
      <text:p text:style-name="P7"><text:span text:style-name="Strong_20_Emphasis"><text:span text:style-name="T3">Unlock:</text:span></text:span></text:p>
      <text:p text:style-name="Standard"><text:tab/><text:tab/><text:tab/><text:tab/><text:span text:style-name="Strong_20_Emphasis"><text:span text:style-name="T7">spin_unlock(spinlock_t *lock)</text:span></text:span></text:p>
      <text:p text:style-name="Standard"/>
      <text:p text:style-name="P6">It does the reverse of lock. It will unlock which is locked by above call.</text:p>
      <text:p text:style-name="Standard"/>
      <text:p text:style-name="Standard"/>
      <text:p text:style-name="P7"><text:soft-page-break/><text:span text:style-name="Strong_20_Emphasis"><text:span text:style-name="T3">Checking Lock:</text:span></text:span></text:p>
      <text:p text:style-name="Standard"/>
      <text:p text:style-name="Standard"><text:tab/><text:tab/><text:tab/><text:tab/><text:span text:style-name="Strong_20_Emphasis"><text:span text:style-name="T7">spin_is_locked(spinlock_t *lock)</text:span></text:span></text:p>
      <text:p text:style-name="Standard"/>
      <text:p text:style-name="Standard"/>
      <text:p text:style-name="P7"><text:span text:style-name="T1">This is used to check whether the lock is available or not. It </text:span><text:span text:style-name="Strong_20_Emphasis"><text:span text:style-name="T3">returns </text:span></text:span><text:span text:style-name="T1">non-zero if the lock is currently acquired. otherwise returns zero.</text:span></text:p>
      <text:p text:style-name="Standard"/>
      <text:h text:style-name="P21" text:outline-level="3"><text:bookmark text:name="Example"/><text:span text:style-name="Strong_20_Emphasis"><text:span text:style-name="T10">Example</text:span></text:span></text:h>
      <text:p text:style-name="Standard"/>
      <text:p text:style-name="Standard"/>
      <table:table table:name="Table4" table:style-name="Table4">
        <table:table-column table:style-name="Table4.A"/>
        <table:table-column table:style-name="Table4.B"/>
        <table:table-row>
          <table:table-cell table:style-name="Table4.A1" office:value-type="string">
            <text:p text:style-name="P11">1</text:p>
            <text:p text:style-name="P12">2</text:p>
            <text:p text:style-name="P11">3</text:p>
            <text:p text:style-name="P12">4</text:p>
            <text:p text:style-name="P11">5</text:p>
            <text:p text:style-name="P12">6</text:p>
            <text:p text:style-name="P11">7</text:p>
            <text:p text:style-name="P12">8</text:p>
            <text:p text:style-name="P11">9</text:p>
            <text:p text:style-name="P12">10</text:p>
            <text:p text:style-name="P11">11</text:p>
            <text:p text:style-name="P12">12</text:p>
            <text:p text:style-name="P11">13</text:p>
            <text:p text:style-name="P12">14</text:p>
            <text:p text:style-name="P11">15</text:p>
            <text:p text:style-name="P12">16</text:p>
            <text:p text:style-name="P11">17</text:p>
            <text:p text:style-name="P12">18</text:p>
            <text:p text:style-name="P11">19</text:p>
            <text:p text:style-name="P12">20</text:p>
            <text:p text:style-name="P11">21</text:p>
            <text:p text:style-name="P12">22</text:p>
            <text:p text:style-name="P11">23</text:p>
            <text:p text:style-name="P12">24</text:p>
            <text:p text:style-name="P11">25</text:p>
          </table:table-cell>
          <table:table-cell table:style-name="Table4.B1" office:value-type="string">
            <text:section text:style-name="Sect1" text:name="crayon-5bbc7709231fa894055365-1">
              <text:p text:style-name="P16">//Thread 1</text:p>
            </text:section>
            <text:section text:style-name="Sect2" text:name="crayon-5bbc7709231fa894055365-2">
              <text:p text:style-name="P13"><text:span text:style-name="T22">int</text:span><text:span text:style-name="T23"> </text:span><text:span text:style-name="T15">thread_function1</text:span><text:span text:style-name="T18">(</text:span><text:span text:style-name="T22">void</text:span><text:span text:style-name="T23"> </text:span><text:span text:style-name="T18">*pv)</text:span></text:p>
            </text:section>
            <text:section text:style-name="Sect1" text:name="crayon-5bbc7709231fa894055365-3">
              <text:p text:style-name="P17">{</text:p>
            </text:section>
            <text:section text:style-name="Sect2" text:name="crayon-5bbc7709231fa894055365-4">
              <text:p text:style-name="P15"><text:span text:style-name="T24"><text:s text:c="6"/></text:span><text:span text:style-name="T26">while</text:span><text:span text:style-name="T19">(!</text:span><text:span text:style-name="T16">kthread_should_stop</text:span><text:span text:style-name="T19">())</text:span><text:span text:style-name="T24"> </text:span><text:span text:style-name="T19">{</text:span></text:p>
            </text:section>
            <text:section text:style-name="Sect1" text:name="crayon-5bbc7709231fa894055365-5">
              <text:p text:style-name="P15"><text:span text:style-name="T24"><text:s text:c="6"/></text:span><text:span text:style-name="T16">spin_lock</text:span><text:span text:style-name="T19">(&amp;etx_spinlock);</text:span></text:p>
            </text:section>
            <text:section text:style-name="Sect2" text:name="crayon-5bbc7709231fa894055365-6">
              <text:p text:style-name="P15"><text:span text:style-name="T24"><text:s text:c="6"/></text:span><text:span text:style-name="T19">etx_global_variable++;</text:span></text:p>
            </text:section>
            <text:section text:style-name="Sect1" text:name="crayon-5bbc7709231fa894055365-7">
              <text:p text:style-name="P15"><text:span text:style-name="T24"><text:s text:c="6"/></text:span><text:span text:style-name="T16">printk</text:span><text:span text:style-name="T19">(KERN_</text:span><text:span text:style-name="T21">INFO</text:span><text:span text:style-name="T24"> </text:span><text:span text:style-name="T27">"In </text:span><text:span text:style-name="T28">Technologics</text:span><text:span text:style-name="T27"> Thread Function1 %lu\n"</text:span><text:span text:style-name="T19">,</text:span><text:span text:style-name="T24"> </text:span><text:span text:style-name="T19">etx_global_variable);</text:span></text:p>
            </text:section>
            <text:section text:style-name="Sect2" text:name="crayon-5bbc7709231fa894055365-8">
              <text:p text:style-name="P15"><text:span text:style-name="T24"><text:s text:c="6"/></text:span><text:span text:style-name="T16">spin_unlock</text:span><text:span text:style-name="T19">(&amp;etx_spinlock);</text:span></text:p>
            </text:section>
            <text:section text:style-name="Sect1" text:name="crayon-5bbc7709231fa894055365-9">
              <text:p text:style-name="P15"><text:span text:style-name="T16"><text:s text:c="6"/>msleep</text:span><text:span text:style-name="T19">(</text:span><text:span text:style-name="T30">1000</text:span><text:span text:style-name="T19">);</text:span></text:p>
            </text:section>
            <text:section text:style-name="Sect2" text:name="crayon-5bbc7709231fa894055365-10">
              <text:p text:style-name="P17">}</text:p>
            </text:section>
            <text:section text:style-name="Sect1" text:name="crayon-5bbc7709231fa894055365-11">
              <text:p text:style-name="P15"><text:span text:style-name="T26">return</text:span><text:span text:style-name="T24"> </text:span><text:span text:style-name="T30">0</text:span><text:span text:style-name="T19">;</text:span></text:p>
            </text:section>
            <text:section text:style-name="Sect2" text:name="crayon-5bbc7709231fa894055365-12">
              <text:p text:style-name="P17">}</text:p>
            </text:section>
            <text:section text:style-name="Sect1" text:name="crayon-5bbc7709231fa894055365-13">
              <text:p text:style-name="P15"> </text:p>
            </text:section>
            <text:section text:style-name="Sect2" text:name="crayon-5bbc7709231fa894055365-14">
              <text:p text:style-name="P16">//Thread 2</text:p>
            </text:section>
            <text:section text:style-name="Sect1" text:name="crayon-5bbc7709231fa894055365-15">
              <text:p text:style-name="P13"><text:span text:style-name="T22">int</text:span><text:span text:style-name="T23"> </text:span><text:span text:style-name="T15">thread_function2</text:span><text:span text:style-name="T18">(</text:span><text:span text:style-name="T22">void</text:span><text:span text:style-name="T23"> </text:span><text:span text:style-name="T18">*pv)</text:span></text:p>
            </text:section>
            <text:section text:style-name="Sect2" text:name="crayon-5bbc7709231fa894055365-16">
              <text:p text:style-name="P13"><text:span text:style-name="T18">{</text:span><text:span text:style-name="T23"> </text:span></text:p>
            </text:section>
            <text:section text:style-name="Sect1" text:name="crayon-5bbc7709231fa894055365-17">
              <text:p text:style-name="P15"><text:span text:style-name="T24"><text:s text:c="6"/></text:span><text:span text:style-name="T26">while</text:span><text:span text:style-name="T19">(!</text:span><text:span text:style-name="T16">kthread_should_stop</text:span><text:span text:style-name="T19">())</text:span><text:span text:style-name="T24"> </text:span><text:span text:style-name="T19">{</text:span></text:p>
            </text:section>
            <text:section text:style-name="Sect2" text:name="crayon-5bbc7709231fa894055365-18">
              <text:p text:style-name="P15"><text:span text:style-name="T24"><text:s text:c="6"/></text:span><text:span text:style-name="T16">spin_lock</text:span><text:span text:style-name="T19">(&amp;etx_spinlock);</text:span></text:p>
            </text:section>
            <text:section text:style-name="Sect1" text:name="crayon-5bbc7709231fa894055365-19">
              <text:p text:style-name="P15"><text:span text:style-name="T24"><text:s text:c="6"/></text:span><text:span text:style-name="T19">etx_global_variable++;</text:span></text:p>
            </text:section>
            <text:section text:style-name="Sect2" text:name="crayon-5bbc7709231fa894055365-20">
              <text:p text:style-name="P15"><text:span text:style-name="T24"><text:s text:c="6"/></text:span><text:span text:style-name="T16">printk</text:span><text:span text:style-name="T19">(KERN_</text:span><text:span text:style-name="T21">INFO</text:span><text:span text:style-name="T24"> </text:span><text:span text:style-name="T27">"In </text:span><text:span text:style-name="T28">Technologics</text:span><text:span text:style-name="T27"> Thread Function2 %lu\n"</text:span><text:span text:style-name="T19">,</text:span><text:span text:style-name="T24"> </text:span><text:span text:style-name="T19">etx_global_variable);</text:span></text:p>
            </text:section>
            <text:section text:style-name="Sect1" text:name="crayon-5bbc7709231fa894055365-21">
              <text:p text:style-name="P15"><text:span text:style-name="T24"><text:s text:c="6"/></text:span><text:span text:style-name="T16">spin_unlock</text:span><text:span text:style-name="T19">(&amp;etx_spinlock);</text:span></text:p>
            </text:section>
            <text:section text:style-name="Sect2" text:name="crayon-5bbc7709231fa894055365-22">
              <text:p text:style-name="P15"><text:span text:style-name="T24"><text:s text:c="6"/></text:span><text:span text:style-name="T16">msleep</text:span><text:span text:style-name="T19">(</text:span><text:span text:style-name="T30">1000</text:span><text:span text:style-name="T19">);</text:span></text:p>
            </text:section>
            <text:section text:style-name="Sect1" text:name="crayon-5bbc7709231fa894055365-23">
              <text:p text:style-name="P17">}</text:p>
            </text:section>
            <text:section text:style-name="Sect2" text:name="crayon-5bbc7709231fa894055365-24">
              <text:p text:style-name="P15"><text:span text:style-name="T26">Return</text:span><text:span text:style-name="T24"> </text:span><text:span text:style-name="T30">0</text:span><text:span text:style-name="T19">;</text:span></text:p>
              <text:p text:style-name="P34">}</text:p>
            </text:section>
          </table:table-cell>
        </table:table-row>
      </table:table>
      <text:p text:style-name="Standard"/>
      <text:p text:style-name="Standard"/>
      <text:p text:style-name="Standard"/>
      <text:h text:style-name="P18" text:outline-level="2"><text:bookmark text:name="Approach_2_Locking_between_Bottom_Halves"/>Approach 2 (Locking between Bottom Halves)</text:h>
      <text:p text:style-name="Standard"/>
      <text:p text:style-name="P10"><text:span text:style-name="T1">If you want to share data between two different Bottom halves or same bottom halves, then you can use the </text:span><text:a xlink:type="simple" xlink:href="https://embetronicx.com/tutorials/linux/device-drivers/spinlock-in-linux-kernel-1/#Approach_1_Locking_between_User_context" text:style-name="Internet_20_link" text:visited-style-name="Visited_20_Internet_20_Link"><text:span text:style-name="T11">Approach 1</text:span></text:a><text:span text:style-name="T1">.</text:span></text:p>
      <text:p text:style-name="Standard"/>
      <text:p text:style-name="Standard"/>
      <text:p text:style-name="Standard"/>
      <text:p text:style-name="Standard"/>
      <text:p text:style-name="Standard"/>
      <text:p text:style-name="Standard"/>
      <text:h text:style-name="P18" text:outline-level="2"><text:bookmark text:name="Approach_3_Locking_between_User_context_and_Bottom_Halves"/><text:soft-page-break/>Approach 3 (Locking between User context and Bottom Halves)</text:h>
      <text:p text:style-name="Standard"/>
      <text:p text:style-name="Standard"/>
      <text:p text:style-name="P10"><text:span text:style-name="T1">If you share data with a</text:span><text:span text:style-name="T11"> </text:span><text:span text:style-name="T12">Bottom Half</text:span><text:span text:style-name="T2"> </text:span><text:span text:style-name="T1">and user context (like Kernel Thread), then this approach will be useful.</text:span></text:p>
      <text:p text:style-name="Standard"/>
      <text:p text:style-name="P7"><text:span text:style-name="Strong_20_Emphasis"><text:span text:style-name="T3">Lock:</text:span></text:span></text:p>
      <text:p text:style-name="Standard"/>
      <text:p text:style-name="Standard"><text:tab/><text:tab/><text:tab/><text:tab/><text:span text:style-name="Strong_20_Emphasis"><text:span text:style-name="T8">spin_lock_bh(spinlock_t *lock)</text:span></text:span></text:p>
      <text:p text:style-name="Standard"/>
      <text:p text:style-name="P8"><text:span text:style-name="T1">It disables soft interrupts on that CPU, then grabs the lock.This has the effect of preventing softirqs, tasklets, and bottom halves from running on the local CPU. Here the suffix ‘</text:span><text:span text:style-name="Source_20_Text"><text:span text:style-name="T5">_bh</text:span></text:span><text:span text:style-name="T4">‘ </text:span><text:span text:style-name="T1">refers to “</text:span><text:span text:style-name="Strong_20_Emphasis"><text:span text:style-name="T3">Bottom Halves</text:span></text:span><text:span text:style-name="T4">“</text:span><text:span text:style-name="T1">.</text:span></text:p>
      <text:p text:style-name="Standard"/>
      <text:p text:style-name="Standard"/>
      <text:p text:style-name="P7"><text:span text:style-name="Strong_20_Emphasis"><text:span text:style-name="T3">Unlock:</text:span></text:span></text:p>
      <text:p text:style-name="Standard"/>
      <text:p text:style-name="Standard"><text:tab/><text:tab/><text:tab/><text:tab/><text:span text:style-name="Strong_20_Emphasis"><text:span text:style-name="T8">spin_unlock_bh(spinlock_t *lock)</text:span></text:span></text:p>
      <text:p text:style-name="Standard"/>
      <text:p text:style-name="Standard"/>
      <text:p text:style-name="Standard"/>
      <text:p text:style-name="P22"><text:span text:style-name="T1">It will release the lock and re-enables the soft interrupts which is disabled by above call.</text:span></text:p>
      <text:p text:style-name="Standard"/>
      <text:h text:style-name="P21" text:outline-level="3"><text:bookmark text:name="Example-2"/><text:span text:style-name="Strong_20_Emphasis"><text:span text:style-name="T10">Example</text:span></text:span></text:h>
      <text:p text:style-name="Standard"/>
      <table:table table:name="Table5" table:style-name="Table5">
        <table:table-column table:style-name="Table5.A"/>
        <table:table-column table:style-name="Table5.B"/>
        <table:table-row>
          <table:table-cell table:style-name="Table5.A1" office:value-type="string">
            <text:p text:style-name="P11">1</text:p>
            <text:p text:style-name="P12">2</text:p>
            <text:p text:style-name="P11">3</text:p>
            <text:p text:style-name="P12">4</text:p>
            <text:p text:style-name="P11">5</text:p>
            <text:p text:style-name="P12">6</text:p>
            <text:p text:style-name="P11">7</text:p>
            <text:p text:style-name="P12">8</text:p>
            <text:p text:style-name="P11">9</text:p>
            <text:p text:style-name="P12">10</text:p>
            <text:p text:style-name="P11">11</text:p>
            <text:p text:style-name="P12">12</text:p>
            <text:p text:style-name="P11">13</text:p>
            <text:p text:style-name="P12">14</text:p>
            <text:p text:style-name="P11">15</text:p>
            <text:p text:style-name="P12">16</text:p>
            <text:p text:style-name="P11">17</text:p>
            <text:p text:style-name="P12">18</text:p>
            <text:p text:style-name="P11">19</text:p>
            <text:p text:style-name="P12">20</text:p>
          </table:table-cell>
          <table:table-cell table:style-name="Table5.B1" office:value-type="string">
            <text:section text:style-name="Sect1" text:name="crayon-5bc064f87b12d952977023-1">
              <text:p text:style-name="P16">//Thread</text:p>
            </text:section>
            <text:section text:style-name="Sect2" text:name="crayon-5bc064f87b12d952977023-2">
              <text:p text:style-name="P13"><text:span text:style-name="T22">int</text:span><text:span text:style-name="T23"> </text:span><text:span text:style-name="T15">thread_function</text:span><text:span text:style-name="T18">(</text:span><text:span text:style-name="T22">void</text:span><text:span text:style-name="T23"> </text:span><text:span text:style-name="T18">*pv)</text:span></text:p>
            </text:section>
            <text:section text:style-name="Sect1" text:name="crayon-5bc064f87b12d952977023-3">
              <text:p text:style-name="P17">{</text:p>
            </text:section>
            <text:section text:style-name="Sect2" text:name="crayon-5bc064f87b12d952977023-4">
              <text:p text:style-name="P15"><text:span text:style-name="T23">    </text:span><text:span text:style-name="T26">while</text:span><text:span text:style-name="T19">(!</text:span><text:span text:style-name="T16">kthread_should_stop</text:span><text:span text:style-name="T19">())</text:span><text:span text:style-name="T24"> </text:span><text:span text:style-name="T19">{</text:span></text:p>
            </text:section>
            <text:section text:style-name="Sect1" text:name="crayon-5bc064f87b12d952977023-5">
              <text:p text:style-name="P15"><text:span text:style-name="T23">        </text:span><text:span text:style-name="T16">spin_lock_bh</text:span><text:span text:style-name="T19">(&amp;etx_spinlock);</text:span></text:p>
            </text:section>
            <text:section text:style-name="Sect2" text:name="crayon-5bc064f87b12d952977023-6">
              <text:p text:style-name="P15"><text:span text:style-name="T23">        </text:span><text:span text:style-name="T19">etx_global_variable++;</text:span></text:p>
            </text:section>
            <text:section text:style-name="Sect1" text:name="crayon-5bc064f87b12d952977023-7">
              <text:p text:style-name="P15"><text:span text:style-name="T23">        </text:span><text:span text:style-name="T16">printk</text:span><text:span text:style-name="T19">(KERN_</text:span><text:span text:style-name="T21">INFO</text:span><text:span text:style-name="T24"> </text:span><text:span text:style-name="T27">"In </text:span><text:span text:style-name="T29">Technologics</text:span><text:span text:style-name="T27"> Thread Function %lu\n"</text:span><text:span text:style-name="T19">,</text:span><text:span text:style-name="T24"> </text:span><text:span text:style-name="T19">etx_global_variable);</text:span></text:p>
            </text:section>
            <text:section text:style-name="Sect2" text:name="crayon-5bc064f87b12d952977023-8">
              <text:p text:style-name="P15"><text:span text:style-name="T23">        </text:span><text:span text:style-name="T16">spin_unlock_bh</text:span><text:span text:style-name="T19">(&amp;etx_spinlock);</text:span></text:p>
            </text:section>
            <text:section text:style-name="Sect1" text:name="crayon-5bc064f87b12d952977023-9">
              <text:p text:style-name="P15"><text:span text:style-name="T23">        </text:span><text:span text:style-name="T16">msleep</text:span><text:span text:style-name="T19">(</text:span><text:span text:style-name="T30">1000</text:span><text:span text:style-name="T19">);</text:span></text:p>
            </text:section>
            <text:section text:style-name="Sect2" text:name="crayon-5bc064f87b12d952977023-10">
              <text:p text:style-name="P15"><text:span text:style-name="T23">    </text:span><text:span text:style-name="T19">}</text:span></text:p>
            </text:section>
            <text:section text:style-name="Sect1" text:name="crayon-5bc064f87b12d952977023-11">
              <text:p text:style-name="P15"><text:span text:style-name="T23">    </text:span><text:span text:style-name="T26">return</text:span><text:span text:style-name="T24"> </text:span><text:span text:style-name="T30">0</text:span><text:span text:style-name="T19">;</text:span></text:p>
            </text:section>
            <text:section text:style-name="Sect2" text:name="crayon-5bc064f87b12d952977023-12">
              <text:p text:style-name="P17">}</text:p>
            </text:section>
            <text:section text:style-name="Sect1" text:name="crayon-5bc064f87b12d952977023-13">
              <text:p text:style-name="P16">/*Tasklet Function*/</text:p>
            </text:section>
            <text:section text:style-name="Sect2" text:name="crayon-5bc064f87b12d952977023-14">
              <text:p text:style-name="P13"><text:span text:style-name="T22">void</text:span><text:span text:style-name="T23"> </text:span><text:span text:style-name="T15">tasklet_fn</text:span><text:span text:style-name="T18">(</text:span><text:span text:style-name="T22">unsigned</text:span><text:span text:style-name="T23"> </text:span><text:span text:style-name="T22">long</text:span><text:span text:style-name="T23"> </text:span><text:span text:style-name="T18">arg)</text:span></text:p>
            </text:section>
            <text:section text:style-name="Sect1" text:name="crayon-5bc064f87b12d952977023-15">
              <text:p text:style-name="P17">{</text:p>
            </text:section>
            <text:section text:style-name="Sect2" text:name="crayon-5bc064f87b12d952977023-16">
              <text:p text:style-name="P15"><text:span text:style-name="T23">        </text:span><text:span text:style-name="T16">spin_lock_bh</text:span><text:span text:style-name="T19">(&amp;etx_spinlock);</text:span></text:p>
            </text:section>
            <text:section text:style-name="Sect1" text:name="crayon-5bc064f87b12d952977023-17">
              <text:p text:style-name="P15"><text:span text:style-name="T23">        </text:span><text:span text:style-name="T19">etx_global_variable++;</text:span></text:p>
            </text:section>
            <text:section text:style-name="Sect2" text:name="crayon-5bc064f87b12d952977023-18">
              <text:p text:style-name="P15"><text:span text:style-name="T23">        </text:span><text:span text:style-name="T16">printk</text:span><text:span text:style-name="T19">(KERN_</text:span><text:span text:style-name="T21">INFO</text:span><text:span text:style-name="T24"> </text:span><text:span text:style-name="T27">"Executing Tasklet Function : %lu\n"</text:span><text:span text:style-name="T19">,</text:span><text:span text:style-name="T24"> </text:span><text:span text:style-name="T19">etx_global_variable);</text:span></text:p>
            </text:section>
            <text:section text:style-name="Sect1" text:name="crayon-5bc064f87b12d952977023-19">
              <text:p text:style-name="P15"><text:span text:style-name="T23">        </text:span><text:span text:style-name="T16">spin_unlock_bh</text:span><text:span text:style-name="T19">(&amp;etx_spinlock);</text:span></text:p>
            </text:section>
            <text:section text:style-name="Sect2" text:name="crayon-5bc064f87b12d952977023-20">
              <text:p text:style-name="P17">}</text:p>
            </text:section>
          </table:table-cell>
        </table:table-row>
      </table:table>
      <text:p text:style-name="Standard"/>
      <text:h text:style-name="P18" text:outline-level="2"><text:bookmark text:name="Approach_4_Locking_between_Hard_IRQ_andBottom_Halves"/><text:soft-page-break/>Approach 4 (Locking between Hard IRQ and Bottom Halves)</text:h>
      <text:p text:style-name="Standard"/>
      <text:p text:style-name="P5">If you share data between Hardware ISR and Bottom halves then you have to disable the IRQ before lock. Because, the bottom halves processing can be interrupted by a hardware interrupt. So this will be used in that scenario.</text:p>
      <text:p text:style-name="Standard"/>
      <text:p text:style-name="P7"><text:span text:style-name="Strong_20_Emphasis"><text:span text:style-name="T3">Lock:</text:span></text:span></text:p>
      <text:p text:style-name="Standard"/>
      <text:p text:style-name="Standard"><text:tab/><text:tab/><text:tab/><text:tab/><text:tab/><text:span text:style-name="Strong_20_Emphasis"><text:span text:style-name="T8">spin_lock_irq(spinlock_t *lock)</text:span></text:span></text:p>
      <text:p text:style-name="Standard"/>
      <text:p text:style-name="P6">This will disable interrupts on that cpu, then grab the lock.</text:p>
      <text:p text:style-name="Standard"/>
      <text:p text:style-name="P7"><text:span text:style-name="Strong_20_Emphasis"><text:span text:style-name="T3">Unlock:</text:span></text:span></text:p>
      <text:p text:style-name="Standard"/>
      <text:p text:style-name="Standard"><text:tab/><text:tab/><text:tab/><text:tab/><text:tab/><text:span text:style-name="Strong_20_Emphasis"><text:span text:style-name="T8">spin_unlock_irq(spinlock_t *lock)</text:span></text:span></text:p>
      <text:p text:style-name="Standard"/>
      <text:p text:style-name="P6">It will release the lock and re-enables the interrupts which is disabled by above call.</text:p>
      <text:p text:style-name="Standard"/>
      <text:p text:style-name="Standard"/>
      <text:h text:style-name="P21" text:outline-level="3"><text:bookmark text:name="Example-3"/><text:span text:style-name="Strong_20_Emphasis"><text:span text:style-name="T10">Example</text:span></text:span></text:h>
      <text:p text:style-name="Standard"/>
      <table:table table:name="Table6" table:style-name="Table6">
        <table:table-column table:style-name="Table6.A"/>
        <table:table-column table:style-name="Table6.B"/>
        <table:table-row>
          <table:table-cell table:style-name="Table6.A1" office:value-type="string">
            <text:p text:style-name="P11">1</text:p>
            <text:p text:style-name="P12">2</text:p>
            <text:p text:style-name="P11">3</text:p>
            <text:p text:style-name="P12">4</text:p>
            <text:p text:style-name="P11">5</text:p>
            <text:p text:style-name="P12">6</text:p>
            <text:p text:style-name="P11">7</text:p>
            <text:p text:style-name="P12">8</text:p>
            <text:p text:style-name="P11">9</text:p>
            <text:p text:style-name="P12">10</text:p>
            <text:p text:style-name="P11">11</text:p>
            <text:p text:style-name="P12">12</text:p>
            <text:p text:style-name="P11">13</text:p>
            <text:p text:style-name="P12">14</text:p>
            <text:p text:style-name="P11">15</text:p>
            <text:p text:style-name="P12">16</text:p>
            <text:p text:style-name="P11">17</text:p>
            <text:p text:style-name="P12">18</text:p>
            <text:p text:style-name="P11">19</text:p>
          </table:table-cell>
          <table:table-cell table:style-name="Table6.B1" office:value-type="string">
            <text:section text:style-name="Sect1" text:name="crayon-5bc064f87b131883908230-1">
              <text:p text:style-name="P16">/*Tasklet Function*/</text:p>
            </text:section>
            <text:section text:style-name="Sect2" text:name="crayon-5bc064f87b131883908230-2">
              <text:p text:style-name="P13"><text:span text:style-name="T22">void</text:span><text:span text:style-name="T23"> </text:span><text:span text:style-name="T15">tasklet_fn</text:span><text:span text:style-name="T18">(</text:span><text:span text:style-name="T22">unsigned</text:span><text:span text:style-name="T23"> </text:span><text:span text:style-name="T22">long</text:span><text:span text:style-name="T23"> </text:span><text:span text:style-name="T18">arg)</text:span></text:p>
            </text:section>
            <text:section text:style-name="Sect1" text:name="crayon-5bc064f87b131883908230-3">
              <text:p text:style-name="P17">{</text:p>
            </text:section>
            <text:section text:style-name="Sect2" text:name="crayon-5bc064f87b131883908230-4">
              <text:p text:style-name="P15"><text:span text:style-name="T23">        </text:span><text:span text:style-name="T16">spin_lock_irq</text:span><text:span text:style-name="T19">(&amp;etx_spinlock);</text:span></text:p>
            </text:section>
            <text:section text:style-name="Sect1" text:name="crayon-5bc064f87b131883908230-5">
              <text:p text:style-name="P15"><text:span text:style-name="T23">        </text:span><text:span text:style-name="T19">etx_global_variable++;</text:span></text:p>
            </text:section>
            <text:section text:style-name="Sect2" text:name="crayon-5bc064f87b131883908230-6">
              <text:p text:style-name="P15"><text:span text:style-name="T23">        </text:span><text:span text:style-name="T16">printk</text:span><text:span text:style-name="T19">(KERN_</text:span><text:span text:style-name="T21">INFO</text:span><text:span text:style-name="T24"> </text:span><text:span text:style-name="T27">"Executing Tasklet Function : %lu\n"</text:span><text:span text:style-name="T19">,</text:span><text:span text:style-name="T24"> </text:span><text:span text:style-name="T19">etx_global_variable);</text:span></text:p>
            </text:section>
            <text:section text:style-name="Sect1" text:name="crayon-5bc064f87b131883908230-7">
              <text:p text:style-name="P15"><text:span text:style-name="T23">        </text:span><text:span text:style-name="T16">spin_unlock_irq</text:span><text:span text:style-name="T19">(&amp;etx_spinlock);</text:span></text:p>
            </text:section>
            <text:section text:style-name="Sect2" text:name="crayon-5bc064f87b131883908230-8">
              <text:p text:style-name="P17">}</text:p>
            </text:section>
            <text:section text:style-name="Sect1" text:name="crayon-5bc064f87b131883908230-9">
              <text:p text:style-name="P15"> </text:p>
            </text:section>
            <text:section text:style-name="Sect2" text:name="crayon-5bc064f87b131883908230-10">
              <text:p text:style-name="P16">//Interrupt handler for IRQ 11. </text:p>
            </text:section>
            <text:section text:style-name="Sect1" text:name="crayon-5bc064f87b131883908230-11">
              <text:p text:style-name="P13"><text:span text:style-name="T25">static</text:span><text:span text:style-name="T23"> </text:span><text:span text:style-name="T15">irqreturn_t irq_handler</text:span><text:span text:style-name="T18">(</text:span><text:span text:style-name="T22">int</text:span><text:span text:style-name="T23"> </text:span><text:span text:style-name="T18">irq,</text:span><text:span text:style-name="T22">void</text:span><text:span text:style-name="T23"> </text:span><text:span text:style-name="T18">*dev_id)</text:span><text:span text:style-name="T23"> </text:span><text:span text:style-name="T18">{</text:span></text:p>
            </text:section>
            <text:section text:style-name="Sect2" text:name="crayon-5bc064f87b131883908230-12">
              <text:p text:style-name="P15"><text:span text:style-name="T23">        </text:span><text:span text:style-name="T16">spin_lock_irq</text:span><text:span text:style-name="T19">(&amp;etx_spinlock);</text:span><text:span text:style-name="T24"> </text:span></text:p>
            </text:section>
            <text:section text:style-name="Sect1" text:name="crayon-5bc064f87b131883908230-13">
              <text:p text:style-name="P15"><text:span text:style-name="T23">        </text:span><text:span text:style-name="T19">etx_global_variable++;</text:span></text:p>
            </text:section>
            <text:section text:style-name="Sect2" text:name="crayon-5bc064f87b131883908230-14">
              <text:p text:style-name="P15"><text:span text:style-name="T23">        </text:span><text:span text:style-name="T16">printk</text:span><text:span text:style-name="T19">(KERN_</text:span><text:span text:style-name="T21">INFO</text:span><text:span text:style-name="T24"> </text:span><text:span text:style-name="T27">"Executing ISR Function : %lu\n"</text:span><text:span text:style-name="T19">,</text:span><text:span text:style-name="T24"> </text:span><text:span text:style-name="T19">etx_global_variable);</text:span></text:p>
            </text:section>
            <text:section text:style-name="Sect1" text:name="crayon-5bc064f87b131883908230-15">
              <text:p text:style-name="P15"><text:span text:style-name="T23">        </text:span><text:span text:style-name="T16">spin_unlock_irq</text:span><text:span text:style-name="T19">(&amp;etx_spinlock);</text:span></text:p>
            </text:section>
            <text:section text:style-name="Sect2" text:name="crayon-5bc064f87b131883908230-16">
              <text:p text:style-name="P15"><text:span text:style-name="T23">        </text:span><text:span text:style-name="T32">/*Scheduling Task to Tasklet*/</text:span></text:p>
            </text:section>
            <text:section text:style-name="Sect1" text:name="crayon-5bc064f87b131883908230-17">
              <text:p text:style-name="P15"><text:span text:style-name="T23">        </text:span><text:span text:style-name="T16">tasklet_schedule</text:span><text:span text:style-name="T19">(tasklet);</text:span><text:span text:style-name="T24"> </text:span></text:p>
            </text:section>
            <text:section text:style-name="Sect2" text:name="crayon-5bc064f87b131883908230-18">
              <text:p text:style-name="P15"><text:span text:style-name="T23">        </text:span><text:span text:style-name="T26">return</text:span><text:span text:style-name="T24"> </text:span><text:span text:style-name="T19">IRQ_HANDLED;</text:span></text:p>
            </text:section>
            <text:section text:style-name="Sect1" text:name="crayon-5bc064f87b131883908230-19">
              <text:p text:style-name="P17">}</text:p>
            </text:section>
          </table:table-cell>
        </table:table-row>
      </table:table>
      <text:p text:style-name="Standard"/>
      <text:p text:style-name="Standard"/>
      <text:p text:style-name="Standard"/>
      <text:p text:style-name="Standard"/>
      <text:p text:style-name="Standard"/>
      <text:p text:style-name="Standard"/>
      <text:h text:style-name="P18" text:outline-level="2"><text:bookmark text:name="Approach_5_Alternative_way_of_Approach_4"/><text:soft-page-break/>Approach 5 (Alternative way of Approach 4)</text:h>
      <text:p text:style-name="P28"><text:span text:style-name="T1"/></text:p>
      <text:p text:style-name="P28"><text:span text:style-name="T1">If you want to use different variant rather than using </text:span><text:span text:style-name="Source_20_Text"><text:span text:style-name="T5">spin_lock_irq() </text:span></text:span><text:span text:style-name="T1">and </text:span><text:span text:style-name="Source_20_Text"><text:span text:style-name="T5">spin_unlock_irq() </text:span></text:span><text:span text:style-name="T1">then you can use this approach.</text:span></text:p>
      <text:p text:style-name="Standard"/>
      <text:p text:style-name="P7"><text:span text:style-name="Strong_20_Emphasis"><text:span text:style-name="T3">Lock:</text:span></text:span></text:p>
      <text:p text:style-name="Standard"/>
      <text:p text:style-name="Standard"><text:tab/><text:tab/><text:span text:style-name="Strong_20_Emphasis"><text:span text:style-name="T8">spin_lock_irqsave( spinlock_t *lock, unsigned long flags );</text:span></text:span></text:p>
      <text:p text:style-name="Standard"/>
      <text:p text:style-name="P9"><text:span text:style-name="T1">This will save whether interrupts were on or off in a </text:span><text:span text:style-name="Source_20_Text"><text:span text:style-name="T5">flags </text:span></text:span><text:span text:style-name="T1">word and grab the lock.</text:span></text:p>
      <text:p text:style-name="Standard"/>
      <text:p text:style-name="P7"><text:span text:style-name="Strong_20_Emphasis"><text:span text:style-name="T3">Unlock:</text:span></text:span></text:p>
      <text:p text:style-name="Standard"/>
      <text:p text:style-name="Standard"><text:tab/><text:tab/><text:span text:style-name="Strong_20_Emphasis"><text:span text:style-name="T8">spin_unlock_irqrestore( spinlock_t *lock, unsigned long flags );</text:span></text:span></text:p>
      <text:p text:style-name="Standard"/>
      <text:p text:style-name="Standard"/>
      <text:p text:style-name="P9"><text:span text:style-name="T1">This will releases the spinlock and restores the interrupts using the </text:span><text:span text:style-name="Source_20_Text"><text:span text:style-name="T5">flags </text:span></text:span><text:span text:style-name="T1">argument.</text:span></text:p>
      <text:p text:style-name="Standard"/>
      <text:p text:style-name="Standard"/>
      <text:h text:style-name="P18" text:outline-level="2"><text:bookmark text:name="Approach_6_Locking_between_Hard_IRQs"/>Approach 6 (Locking between Hard IRQs)</text:h>
      <text:p text:style-name="Standard"/>
      <text:p text:style-name="P7"><text:span text:style-name="T1">If you want to share data between two different IRQs, then you should use </text:span><text:span text:style-name="T13">Approach 5</text:span><text:span text:style-name="T1">.</text:span></text:p>
      <text:p text:style-name="Standard"/>
      <text:p text:style-name="Standard"/>
      <text:h text:style-name="P31" text:outline-level="1"><text:bookmark text:name="ExampleProgramming"/><text:bookmark text:name="Programming1"/>Example<text:bookmark text:name="Programming"/> Programming</text:h>
      <text:p text:style-name="P8"><text:span text:style-name="T1">This code snippet explains how to create two threads that accesses a global variable (</text:span><text:span text:style-name="Source_20_Text"><text:span text:style-name="T5">etx_gloabl_variable</text:span></text:span><text:span text:style-name="T1">). So before accessing the variable, it should lock the spinlock. After that it will release the spinlock. This example is using </text:span><text:span text:style-name="T13">Approach 1</text:span><text:span text:style-name="T1">.</text:span></text:p>
      <text:p text:style-name="Standard"/>
      <text:p text:style-name="Standard"/>
      <text:p text:style-name="Standard"><text:tab/><text:tab/><text:tab/><text:tab/><text:span text:style-name="T36">spinlock1.c</text:span></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ltonian Tattoo" svg:font-family="'Miltonian Tattoo', sans-serif"/>
    <style:font-face style:name="inherit" svg:font-family="inherit"/>
    <style:font-face style:name="monospace1" svg:font-family="monospace"/>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5:55:56.250972160</meta:creation-date>
    <meta:editing-duration>PT4M7S</meta:editing-duration>
    <meta:editing-cycles>4</meta:editing-cycles>
    <meta:generator>LibreOffice/5.1.6.2$Linux_X86_64 LibreOffice_project/10m0$Build-2</meta:generator>
    <dc:date>2018-10-12T15:32:44.077304258</dc:date>
    <meta:document-statistic meta:table-count="6" meta:image-count="0" meta:object-count="0" meta:page-count="8" meta:paragraph-count="200" meta:word-count="952" meta:character-count="6592" meta:non-whitespace-character-count="5538"/>
  </office:meta>
</office:document-meta>
</file>